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B0000013F072CBB4AE5A1C637.png" manifest:media-type="image/png"/>
  <manifest:file-entry manifest:full-path="Pictures/10000000000001EC0000012FE51E90184809A9D4.png" manifest:media-type="image/png"/>
  <manifest:file-entry manifest:full-path="Pictures/1000000000000231000000CA55B0C7469E3242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8437in" svg:height="2.1043in" draw:z-index="0"><draw:image xlink:href="Pictures/1000000000000231000000CA55B0C7469E3242AC.png" xlink:type="simple" xlink:show="embed" xlink:actuate="onLoad"/></draw:frame><draw:frame draw:style-name="fr2" draw:name="Image2" text:anchor-type="paragraph" svg:x="0.1972in" svg:y="3.0209in" svg:width="5.948in" svg:height="3.3228in" draw:z-index="1"><draw:image xlink:href="Pictures/100000000000023B0000013F072CBB4AE5A1C637.png" xlink:type="simple" xlink:show="embed" xlink:actuate="onLoad"/></draw:frame><draw:frame draw:style-name="fr2" draw:name="Image3" text:anchor-type="paragraph" svg:x="0.1319in" svg:y="6.6146in" svg:width="4.7453in" svg:height="2.922in" draw:z-index="2"><draw:image xlink:href="Pictures/10000000000001EC0000012FE51E90184809A9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5:08:12.538120017</meta:creation-date>
    <dc:date>2018-12-09T15:10:55.512982050</dc:date>
    <meta:editing-duration>PT2M43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